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fo:font-weight="bold" officeooo:paragraph-rsid="001cc797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style:font-name="Liberation Serif" fo:font-size="16pt" fo:font-weight="normal" officeooo:paragraph-rsid="001cc797" style:font-size-asian="16pt" style:font-weight-asian="normal" style:font-size-complex="16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122cc1" officeooo:paragraph-rsid="00122cc1" style:font-size-asian="16pt" style:font-size-complex="16pt"/>
    </style:style>
    <style:style style:name="P6" style:family="paragraph" style:parent-style-name="Table_20_Contents">
      <style:paragraph-properties fo:text-align="justify" style:justify-single-word="false"/>
      <style:text-properties fo:font-size="16pt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20pt" fo:font-weight="bold" officeooo:rsid="00122cc1" officeooo:paragraph-rsid="00122cc1" style:font-size-asian="20pt" style:font-weight-asian="bold" style:font-size-complex="20pt" style:font-weight-complex="bold"/>
    </style:style>
    <style:style style:name="T1" style:family="text">
      <style:text-properties officeooo:rsid="00135335"/>
    </style:style>
    <style:style style:name="T2" style:family="text">
      <style:text-properties officeooo:rsid="00152e7e"/>
    </style:style>
    <style:style style:name="T3" style:family="text">
      <style:text-properties officeooo:rsid="00169457"/>
    </style:style>
    <style:style style:name="T4" style:family="text">
      <style:text-properties officeooo:rsid="0017e9f1"/>
    </style:style>
    <style:style style:name="T5" style:family="text">
      <style:text-properties officeooo:rsid="0018feb4"/>
    </style:style>
    <style:style style:name="T6" style:family="text">
      <style:text-properties officeooo:rsid="0019f7ce"/>
    </style:style>
    <style:style style:name="T7" style:family="text">
      <style:text-properties officeooo:rsid="001cc7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FX</text:p>
      <text:p text:style-name="P3">es un conjunto de paquetes de gráficos y medios que permite a los desarrolladores diseñar, crear, probar, depurar e implementar aplicaciones de cliente enriquecido que operan de forma consciente en diversas plataformas.</text:p>
      <text:p text:style-name="P3"/>
      <text:p text:style-name="P2">Java <text:span text:style-name="T7">Swing</text:span></text:p>
      <text:p text:style-name="P4">es que es un paquete que hace parte de la Java Foundation Classes o mas conocida como JFC, la cual provee herramientas o facilidades para la construcción de GUI's o interfaces Graficas de Usuari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7">DIFERENCIAS</text:p>
          </table:table-cell>
        </table:table-row>
      </table:table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5">JAVAFX</text:p>
          </table:table-cell>
          <table:table-cell table:style-name="Tabla2.B1" office:value-type="string">
            <text:p text:style-name="P5">JAVA SWING</text:p>
          </table:table-cell>
        </table:table-row>
        <table:table-row>
          <table:table-cell table:style-name="Tabla2.A2" office:value-type="string">
            <text:p text:style-name="P6">-<text:span text:style-name="T1">JavaFX tiene un manejo fácil al hacer interfaces y esto hace que nos llevemos poco tiempo al desarrollarlas.</text:span></text:p>
            <text:p text:style-name="P6"/>
            <text:p text:style-name="P6">-<text:span text:style-name="T2">Cuenta con un editor gráfico de FXML que es un lenguaje de marcado de interfaz se usuario basado en XML, como scene builder.</text:span></text:p>
            <text:p text:style-name="P6"/>
            <text:p text:style-name="P6">-<text:span text:style-name="T3">Su manejador de eventos esta muy manejable y es más consistente, tiene una dependencia de propiedades.</text:span></text:p>
            <text:p text:style-name="P6"/>
            <text:p text:style-name="P6">-<text:span text:style-name="T4">La mayor parte de la apariencia de la interfaz puede ser configurado por una regla de estilo esto quiere decir que yo decido que estilo poner en la escena. </text:span></text:p>
            <text:p text:style-name="P6"/>
            <text:p text:style-name="P6">-<text:span text:style-name="T5">Cuenta con animaciones, la cuales sólo con usar clases de transiciones incorporadas o usar las clases KeyFrame y timeline.</text:span></text:p>
            <text:p text:style-name="P6"/>
            <text:p text:style-name="P6">-<text:span text:style-name="T6">JavaFX no tiene un equivalente a JoptionPane la cual es una ayuda que tenemos para mostrar mensajes al usuario. <text:s/></text:span></text:p>
          </table:table-cell>
          <table:table-cell table:style-name="Tabla2.B2" office:value-type="string">
            <text:p text:style-name="P6">- <text:span text:style-name="T2">En java swing tiene frames en donde están los componentes, que es definida por la clase Jframe, para añadirle elementos a nuestra interfaz primero debemos agregar un panel que es definido por la clase Jpanel.</text:span></text:p>
            <text:p text:style-name="P6"/>
            <text:p text:style-name="P6">-<text:span text:style-name="T3">Su manejador de eventos es bueno pero no tanto como el de JavaFX.</text:span></text:p>
            <text:p text:style-name="P6"/>
            <text:p text:style-name="P6">-<text:span text:style-name="T5">Se pueden crear animaciones en swing pero no se pede hacer tan fácil como lo proporciona JavaFX, para realizar estas animaciones debemos poner de nuestra lógica para crear una animación.</text:span></text:p>
            <text:p text:style-name="P6"/>
            <text:p text:style-name="P6">-<text:span text:style-name="T6">Java Swing nos proporciona la clase JoptionPane que nos ayuda a mostrar mensajes de alerta u obtener respuestas del usuario.</text:span></text:p>
            <text:p text:style-name="P6"/>
            <text:p text:style-name="P6">-<text:span text:style-name="T6">No tendrá nuevas funcionalidades a futuro.</text:span></text:p>
            <text:p text:style-name="P6"/>
            <text:p text:style-name="P6">-<text:span text:style-name="T6">Java Swing tiene un mayor número de componentes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9:42:52.071400071</meta:creation-date>
    <dc:date>2019-09-18T21:55:30.708747157</dc:date>
    <meta:editing-duration>PT20M23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2" meta:paragraph-count="19" meta:word-count="310" meta:character-count="1869" meta:non-whitespace-character-count="1575"/>
  </office:meta>
</office:document-meta>
</file>